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2]+[.B3]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table:formula="of:=[.B2]+[.B4]" office:value-type="float" office:value="0">
            <text:p>Err:522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1-30T10:09:14</meta:creation-date>
    <dc:date>2012-02-17T01:31:42</dc:date>
    <meta:editing-duration>PT24M15S</meta:editing-duration>
    <meta:editing-cycles>4</meta:editing-cycles>
    <meta:generator>LibreOffice/3.6$Linux_X86_64 LibreOffice_project/bc7110a-39746e8-e3f4c5</meta:generator>
    <meta:document-statistic meta:table-count="2" meta:cell-count="2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doc = thisComponent
oSheet = doc.getSheets()
oSheet.getCellByPosition(1,1,0).setValue(5)
oSheet.getCellByPosition(1,2,0).setValue(15)
oSheet.getCellByPosition(2,1,0).setFormula("=B2+B3")
oSheet.getCellByPosition(1, 3,0).setFormula("=B2+B4")
oSheet.getCellByPosition(3, 2,0).setFormula("")
oSheet.getCellByPosition(3, 3,0).setFormula("")

End Sub

      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